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5d897" officeooo:paragraph-rsid="0005d897"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font-size="14pt" style:text-underline-style="none" fo:font-weight="normal" officeooo:rsid="0005d897" officeooo:paragraph-rsid="000d0cd0" style:font-size-asian="14pt" style:font-weight-asian="normal" style:font-size-complex="14pt" style:font-weight-complex="normal"/>
    </style:style>
    <style:style style:name="P3" style:family="paragraph" style:parent-style-name="Standard">
      <style:paragraph-properties fo:line-height="150%" fo:text-align="start" style:justify-single-word="false"/>
      <style:text-properties fo:font-size="15pt" officeooo:rsid="0006bf1b" officeooo:paragraph-rsid="000b707d" style:font-size-asian="15pt" style:font-size-complex="15pt"/>
    </style:style>
    <style:style style:name="P4" style:family="paragraph" style:parent-style-name="Standard">
      <style:paragraph-properties fo:line-height="150%" fo:text-align="start" style:justify-single-word="false"/>
      <style:text-properties fo:font-size="15pt" officeooo:rsid="0006bf1b" officeooo:paragraph-rsid="0006bf1b" style:font-size-asian="15pt" style:font-size-complex="15pt"/>
    </style:style>
    <style:style style:name="P5" style:family="paragraph" style:parent-style-name="Standard">
      <style:paragraph-properties fo:line-height="150%" fo:text-align="start" style:justify-single-word="false"/>
      <style:text-properties fo:font-size="15pt" officeooo:rsid="0006bf1b" officeooo:paragraph-rsid="000999c5" style:font-size-asian="15pt" style:font-size-complex="15pt"/>
    </style:style>
    <style:style style:name="T1" style:family="text">
      <style:text-properties officeooo:rsid="00074645"/>
    </style:style>
    <style:style style:name="T2" style:family="text">
      <style:text-properties officeooo:rsid="0008783c"/>
    </style:style>
    <style:style style:name="T3" style:family="text">
      <style:text-properties officeooo:rsid="000b7362"/>
    </style:style>
    <style:style style:name="T4" style:family="text">
      <style:text-properties officeooo:rsid="000d0cd0"/>
    </style:style>
    <style:style style:name="T5" style:family="text">
      <style:text-properties fo:font-size="14pt" style:font-size-asian="14pt" style:font-size-complex="14pt"/>
    </style:style>
    <style:style style:name="T6" style:family="text">
      <style:text-properties officeooo:rsid="000e29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 Expense and Retirement Calculator</text:p>
      <text:p text:style-name="P2">Name: Priyanka Gnanasekaran<text:tab/><text:tab/>Date:10/<text:span text:style-name="T4">21</text:span>/2020<text:tab/><text:tab/>Class: CS 521 - Fall 1</text:p>
      <text:p text:style-name="P2"/>
      <text:p text:style-name="P3"><text:span text:style-name="T5"><text:tab/></text:span>The Python program focuses on three main <text:span text:style-name="T2">features. They are</text:span> savings calculation from <text:span text:style-name="T6">income/</text:span>expenses, retirement calculation and <text:span text:style-name="T3">updating the retirement calculation to the text file.</text:span></text:p>
      <text:p text:style-name="P3"/>
      <text:p text:style-name="P4"><text:tab/>For the savings calculation, the input from the user can be given in four different ways such as weekly, bi-weekly, monthly and semi-monthly. <text:s/>This feature is useful to all user depending on their type of paycheck. Then the expenses are given <text:span text:style-name="T1">by the user</text:span> which is <text:span text:style-name="T1">later calculated and the output for total amount spent, amount saved per month and saved per year are displayed.</text:span></text:p>
      <text:p text:style-name="P4"/>
      <text:p text:style-name="P4"><text:tab/><text:span text:style-name="T1">For the retirement calculation the user provides few mandatory information such as current savings for name, retirement, current age, retirement age, yearly contribution and average annual return. Which is then calculated and displays the output with user name, number of years and the calculated retirement amount.</text:span></text:p>
      <text:p text:style-name="P4"/>
      <text:p text:style-name="P5"><text:tab/><text:span text:style-name="T1">The calculated retirement amount with number of years updates into a text file. This feature is useful because the information can be accessed anytime by the user, instead of calculating every time the user needs it. The records in the output file are saved with name, date and time which helps the user to identify the record easily. Then the program is designed in such a way that, only if the user wants to see all the saved information in the output file it displays them or else it can be skip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1T17:35:36.622000000</meta:creation-date>
    <dc:date>2020-10-22T02:28:53.367000000</dc:date>
    <meta:editing-duration>PT58M5S</meta:editing-duration>
    <meta:editing-cycles>7</meta:editing-cycles>
    <meta:generator>Neat_Office/6.2.8.2$Windows_x86 LibreOffice_project/</meta:generator>
    <meta:document-statistic meta:table-count="0" meta:image-count="0" meta:object-count="0" meta:page-count="1" meta:paragraph-count="6" meta:word-count="243" meta:character-count="1485" meta:non-whitespace-character-count="1241"/>
  </office:meta>
</office:document-meta>
</file>